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dara" svg:font-family="Candar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a6099" draw:textarea-horizontal-align="justify" draw:textarea-vertical-align="middle" draw:auto-grow-height="false" fo:min-height="4.5cm" fo:min-width="6.75cm"/>
      <style:paragraph-properties style:writing-mode="lr-tb"/>
    </style:style>
    <style:style style:name="gr2" style:family="graphic" style:parent-style-name="standard">
      <style:graphic-properties draw:fill-color="#5983b0" draw:textarea-horizontal-align="justify" draw:textarea-vertical-align="middle" draw:auto-grow-height="false" fo:min-height="4.5cm" fo:min-width="6.75cm"/>
      <style:paragraph-properties style:writing-mode="lr-tb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2.75cm" fo:min-width="6.75cm"/>
      <style:paragraph-properties style:writing-mode="lr-tb"/>
    </style:style>
    <style:style style:name="gr4" style:family="graphic" style:parent-style-name="standard">
      <style:graphic-properties draw:fill-color="#679ad0" draw:textarea-horizontal-align="justify" draw:textarea-vertical-align="middle" draw:auto-grow-height="false" fo:min-height="2.5cm" fo:min-width="6.75cm"/>
      <style:paragraph-properties style:writing-mode="lr-tb"/>
    </style:style>
    <style:style style:name="gr5" style:family="graphic" style:parent-style-name="standard">
      <style:graphic-properties svg:stroke-color="#650953" draw:fill-color="#e0c2cd" draw:textarea-horizontal-align="justify" draw:textarea-vertical-align="middle" draw:auto-grow-height="false" fo:min-height="2.25cm" fo:min-width="6.75cm"/>
      <style:paragraph-properties style:writing-mode="lr-tb"/>
    </style:style>
    <style:style style:name="gr6" style:family="graphic" style:parent-style-name="standard">
      <style:graphic-properties svg:stroke-color="#224b12" draw:fill-color="#81d41a" draw:textarea-horizontal-align="justify" draw:textarea-vertical-align="middle" draw:auto-grow-height="false" fo:min-height="4.5cm" fo:min-width="6.75cm"/>
      <style:paragraph-properties style:writing-mode="lr-tb"/>
    </style:style>
    <style:style style:name="gr7" style:family="graphic" style:parent-style-name="standard">
      <style:graphic-properties svg:stroke-color="#224b12" draw:fill-color="#5eb91e" draw:textarea-horizontal-align="justify" draw:textarea-vertical-align="middle" draw:auto-grow-height="false" fo:min-height="4.5cm" fo:min-width="6.75cm"/>
      <style:paragraph-properties style:writing-mode="lr-tb"/>
    </style:style>
    <style:style style:name="gr8" style:family="graphic" style:parent-style-name="standard">
      <style:graphic-properties svg:stroke-color="#b47804" draw:fill-color="#e8a202" draw:textarea-horizontal-align="justify" draw:textarea-vertical-align="middle" draw:auto-grow-height="false" fo:min-height="4.5cm" fo:min-width="6.75cm"/>
      <style:paragraph-properties style:writing-mode="lr-tb"/>
    </style:style>
    <style:style style:name="gr9" style:family="graphic" style:parent-style-name="standard">
      <style:graphic-properties svg:stroke-color="#224b12" draw:fill-color="#afd095" draw:textarea-horizontal-align="justify" draw:textarea-vertical-align="middle" draw:auto-grow-height="false" fo:min-height="4.5cm" fo:min-width="6.75cm"/>
      <style:paragraph-properties style:writing-mode="lr-tb"/>
    </style:style>
    <style:style style:name="gr10" style:family="graphic" style:parent-style-name="standard">
      <style:graphic-properties svg:stroke-color="#611729" draw:fill-color="#bf0041" draw:textarea-horizontal-align="justify" draw:textarea-vertical-align="middle" draw:auto-grow-height="false" fo:min-height="4.5cm" fo:min-width="6.75cm"/>
      <style:paragraph-properties style:writing-mode="lr-tb"/>
    </style:style>
    <style:style style:name="gr11" style:family="graphic" style:parent-style-name="standard">
      <style:graphic-properties svg:stroke-color="#28471f" draw:fill-color="#81aca6" draw:textarea-horizontal-align="justify" draw:textarea-vertical-align="middle" draw:auto-grow-height="false" fo:min-height="4.5cm" fo:min-width="6.75cm"/>
      <style:paragraph-properties style:writing-mode="lr-tb"/>
    </style:style>
    <style:style style:name="gr12" style:family="graphic" style:parent-style-name="objectwithoutfill">
      <style:graphic-properties draw:marker-start="Extrémités_20_de_20_flèche_20_13" draw:marker-start-width="0.3cm" draw:marker-end="Extrémités_20_de_20_flèche_20_14" draw:marker-end-width="0.3cm" draw:fill="none" draw:textarea-vertical-align="middle"/>
    </style:style>
    <style:style style:name="gr13" style:family="graphic" style:parent-style-name="objectwithoutfill">
      <style:graphic-properties draw:marker-start="Extrémités_20_de_20_flèche_20_16" draw:marker-start-width="0.3cm" draw:marker-end="Extrémités_20_de_20_flèche_20_17" draw:marker-end-width="0.3cm" draw:fill="none" draw:textarea-vertical-align="middle"/>
    </style:style>
    <style:style style:name="gr14" style:family="graphic" style:parent-style-name="objectwithoutfill">
      <style:graphic-properties svg:stroke-color="#069a2e" draw:marker-start="Extrémités_20_de_20_flèche_20_18" draw:marker-start-width="0.3cm" draw:marker-end="Extrémités_20_de_20_flèche_20_19" draw:marker-end-width="0.3cm" draw:fill="none" draw:textarea-vertical-align="middle"/>
    </style:style>
    <style:style style:name="gr15" style:family="graphic" style:parent-style-name="objectwithoutfill">
      <style:graphic-properties draw:marker-start="Extrémités_20_de_20_flèche_20_20" draw:marker-start-width="0.3cm" draw:marker-end="Extrémités_20_de_20_flèche_20_21" draw:marker-end-width="0.3cm" draw:fill="none" draw:textarea-vertical-align="middle"/>
    </style:style>
    <style:style style:name="gr16" style:family="graphic" style:parent-style-name="objectwithoutfill">
      <style:graphic-properties draw:marker-start="Extrémités_20_de_20_flèche_20_22" draw:marker-start-width="0.3cm" draw:marker-end="Extrémités_20_de_20_flèche_20_23" draw:marker-end-width="0.3cm" draw:fill="none" draw:textarea-vertical-align="middle"/>
    </style:style>
    <style:style style:name="gr17" style:family="graphic" style:parent-style-name="objectwithoutfill">
      <style:graphic-properties svg:stroke-color="#069a2e" draw:marker-start="Extrémités_20_de_20_flèche_20_24" draw:marker-start-width="0.3cm" draw:marker-end="Extrémités_20_de_20_flèche_20_25" draw:marker-end-width="0.3cm" draw:fill="none" draw:textarea-vertical-align="middle"/>
    </style:style>
    <style:style style:name="gr18" style:family="graphic" style:parent-style-name="objectwithoutfill">
      <style:graphic-properties svg:stroke-color="#ea7500" draw:marker-end="Extrémités_20_de_20_flèche_20_28" draw:marker-end-width="0.3cm" draw:fill="none" draw:textarea-vertical-align="middle"/>
    </style:style>
    <style:style style:name="gr19" style:family="graphic" style:parent-style-name="objectwithoutfill">
      <style:graphic-properties svg:stroke-color="#ea7500" draw:marker-end="Extrémités_20_de_20_flèche_20_29" draw:marker-end-width="0.3cm" draw:fill="none" draw:textarea-vertical-align="middle"/>
    </style:style>
    <style:style style:name="gr20" style:family="graphic" style:parent-style-name="objectwithoutfill">
      <style:graphic-properties svg:stroke-color="#5eb91e" draw:marker-end="Extrémités_20_de_20_flèche_20_30" draw:marker-end-width="0.3cm" draw:fill="none" draw:textarea-vertical-align="middle"/>
    </style:style>
    <style:style style:name="gr21" style:family="graphic" style:parent-style-name="objectwithoutfill">
      <style:graphic-properties svg:stroke-color="#5eb91e" draw:marker-end="Extrémités_20_de_20_flèche_20_31" draw:marker-end-width="0.3cm" draw:fill="none" draw:textarea-vertical-align="middle"/>
    </style:style>
    <style:style style:name="gr22" style:family="graphic" style:parent-style-name="objectwithoutfill">
      <style:graphic-properties svg:stroke-color="#5eb91e" draw:marker-start="Arrow" draw:marker-start-width="0.3cm" draw:marker-end="Arrow" draw:marker-end-width="0.3cm" draw:fill="none" draw:textarea-vertical-align="middle"/>
    </style:style>
    <style:style style:name="gr23" style:family="graphic" style:parent-style-name="objectwithoutfill">
      <style:graphic-properties svg:stroke-color="#5eb91e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2a6099"/>
      <style:paragraph-properties fo:text-align="center"/>
      <style:text-properties style:font-name="Candara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5983b0"/>
      <style:paragraph-properties fo:text-align="center"/>
      <style:text-properties style:font-name="Candara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-color="#729fcf"/>
      <style:paragraph-properties fo:text-align="center"/>
      <style:text-properties style:font-name="Candara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-color="#679ad0"/>
      <style:paragraph-properties fo:text-align="center"/>
      <style:text-properties style:font-name="Candara"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0c2cd"/>
      <style:paragraph-properties fo:text-align="center"/>
      <style:text-properties style:font-name="Candara"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-color="#81d41a"/>
      <style:paragraph-properties fo:text-align="center"/>
      <style:text-properties style:font-name="Candara"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-color="#5eb91e"/>
      <style:paragraph-properties fo:text-align="center"/>
      <style:text-properties style:font-name="Candara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-color="#e8a202"/>
      <style:paragraph-properties fo:text-align="center"/>
      <style:text-properties style:font-name="Candara" fo:font-size="28pt" fo:font-weight="bold" style:font-size-asian="28pt" style:font-weight-asian="bold" style:font-size-complex="28pt" style:font-weight-complex="bold"/>
    </style:style>
    <style:style style:name="P11" style:family="paragraph">
      <loext:graphic-properties draw:fill-color="#afd095"/>
      <style:paragraph-properties fo:text-align="center"/>
      <style:text-properties style:font-name="Candara" fo:font-size="28pt" fo:font-weight="bold" style:font-size-asian="28pt" style:font-weight-asian="bold" style:font-size-complex="28pt" style:font-weight-complex="bold"/>
    </style:style>
    <style:style style:name="P12" style:family="paragraph">
      <loext:graphic-properties draw:fill-color="#bf0041"/>
      <style:paragraph-properties fo:text-align="center"/>
      <style:text-properties style:font-name="Candara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-color="#81aca6"/>
      <style:paragraph-properties fo:text-align="center"/>
      <style:text-properties style:font-name="Candara"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style:font-name="Candara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Candara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style:font-name="Candara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7.25cm" svg:height="4.75cm" svg:x="33.5cm" svg:y="2cm">
          <text:p text:style-name="P1"><text:span text:style-name="T1">Database</text:span></text:p>
          <text:p text:style-name="P1"><text:span text:style-name="T2">Data Layer</text:span></text:p>
          <text:p text:style-name="P1"><text:span text:style-name="T3">MySQ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7.25cm" svg:height="4.75cm" svg:x="18.25cm" svg:y="2cm">
          <text:p text:style-name="P1"><text:span text:style-name="T1">Laravel</text:span></text:p>
          <text:p text:style-name="P3"><text:span text:style-name="T2">Data Manager</text:span></text:p>
          <text:p text:style-name="P3"><text:span text:style-name="T3">PHP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7.25cm" svg:height="3cm" svg:x="4cm" svg:y="1.5cm">
          <text:p text:style-name="P1"><text:span text:style-name="T1">Website</text:span></text:p>
          <text:p text:style-name="P3"><text:span text:style-name="T2">MVC</text:span></text:p>
          <text:p text:style-name="P3"><text:span text:style-name="T3">PHP/J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6" draw:id="id6" draw:layer="layout" svg:width="7.25cm" svg:height="2.75cm" svg:x="4cm" svg:y="4.75cm">
          <text:p text:style-name="P1"><text:span text:style-name="T1">Mobile App</text:span></text:p>
          <text:p text:style-name="P3"><text:span text:style-name="T2">?</text:span></text:p>
          <text:p text:style-name="P3"><text:span text:style-name="T3">Kotlin / Swif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3" draw:id="id3" draw:layer="layout" svg:width="7.25cm" svg:height="2.5cm" svg:x="18.25cm" svg:y="10cm">
          <text:p text:style-name="P1"><text:span text:style-name="T1">API</text:span></text:p>
          <text:p text:style-name="P3"><text:span text:style-name="T3">JSON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0" draw:id="id10" draw:layer="layout" svg:width="7.25cm" svg:height="4.75cm" svg:x="10.25cm" svg:y="17cm">
          <text:p text:style-name="P1"><text:span text:style-name="T1">Xahla</text:span></text:p>
          <text:p text:style-name="P3"><text:span text:style-name="T2">Entity Component</text:span></text:p>
          <text:p text:style-name="P3"><text:span text:style-name="T2">System</text:span></text:p>
          <text:p text:style-name="P3"><text:span text:style-name="T3">Java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12" draw:id="id12" draw:layer="layout" svg:width="7.25cm" svg:height="4.75cm" svg:x="1.25cm" svg:y="17cm">
          <text:p text:style-name="P1"><text:span text:style-name="T1">Xahla-GUI</text:span></text:p>
          <text:p text:style-name="P3"><text:span text:style-name="T2">MVVM</text:span></text:p>
          <text:p text:style-name="P3"><text:span text:style-name="T3">Java/XML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9" draw:id="id9" draw:layer="layout" svg:width="7.25cm" svg:height="4.75cm" svg:x="33.5cm" svg:y="23.5cm">
          <text:p text:style-name="P1"><text:span text:style-name="T1">Xahla-Plugin</text:span></text:p>
          <text:p text:style-name="P3"><text:span text:style-name="T2">EDA</text:span></text:p>
          <text:p text:style-name="P3"><text:span text:style-name="T3">Java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7" draw:id="id7" draw:layer="layout" svg:width="7.25cm" svg:height="4.75cm" svg:x="20.5cm" svg:y="23.5cm">
          <text:p text:style-name="P1"><text:span text:style-name="T1">XDataManager</text:span></text:p>
          <text:p text:style-name="P3"><text:span text:style-name="T2">MVC</text:span></text:p>
          <text:p text:style-name="P3"><text:span text:style-name="T3">Jav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25cm" svg:height="4.75cm" svg:x="1.25cm" svg:y="10cm">
          <text:p text:style-name="P1"><text:span text:style-name="T1">XMake</text:span></text:p>
          <text:p text:style-name="P3"><text:span text:style-name="T2">I/O</text:span></text:p>
          <text:p text:style-name="P3"><text:span text:style-name="T3">Pyth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xml:id="id4" draw:id="id4" draw:layer="layout" svg:width="7.25cm" svg:height="4.75cm" svg:x="20.5cm" svg:y="17cm">
          <text:p text:style-name="P1"><text:span text:style-name="T1">XTranslater</text:span></text:p>
          <text:p text:style-name="P3"><text:span text:style-name="T2">I/O</text:span></text:p>
          <text:p text:style-name="P3"><text:span text:style-name="T3">Java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8" draw:id="id8" draw:layer="layout" svg:width="7.25cm" svg:height="4.75cm" svg:x="33.5cm" svg:y="17cm">
          <text:p text:style-name="P1"><text:span text:style-name="T1">Xahla-Server</text:span></text:p>
          <text:p text:style-name="P3"><text:span text:style-name="T2">I/O</text:span></text:p>
          <text:p text:style-name="P3"><text:span text:style-name="T3">Java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1" draw:id="id11" draw:layer="layout" svg:width="7.25cm" svg:height="4.75cm" svg:x="1.25cm" svg:y="23.5cm">
          <text:p text:style-name="P1"><text:span text:style-name="T1">Xahla-Utils</text:span></text:p>
          <text:p text:style-name="P3"><text:span text:style-name="T2">Library</text:span></text:p>
          <text:p text:style-name="P3"><text:span text:style-name="T3">C++ / Java</text:span>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svg:x1="25.5cm" svg:y1="4.375cm" svg:x2="33.5cm" svg:y2="4.375cm" draw:start-shape="id1" draw:start-glue-point="1" draw:end-shape="id2" draw:end-glue-point="3" svg:d="M25500 4375h8000" svg:viewBox="0 0 8001 1">
          <text:p/>
        </draw:connector>
        <draw:connector draw:style-name="gr13" draw:text-style-name="P14" draw:layer="layout" svg:x1="21.875cm" svg:y1="6.75cm" svg:x2="21.875cm" svg:y2="10cm" draw:start-shape="id1" draw:start-glue-point="2" draw:end-shape="id3" draw:end-glue-point="0" svg:d="M21875 6750v3250" svg:viewBox="0 0 1 3251">
          <text:p/>
        </draw:connector>
        <draw:connector draw:style-name="gr14" draw:text-style-name="P14" draw:layer="layout" svg:x1="24.125cm" svg:y1="17cm" svg:x2="21.875cm" svg:y2="12.5cm" draw:start-shape="id4" draw:start-glue-point="0" draw:end-shape="id3" draw:end-glue-point="2" svg:d="M24125 17000v-2250h-2250v-2250" svg:viewBox="0 0 2251 4501">
          <text:p/>
        </draw:connector>
        <draw:connector draw:style-name="gr15" draw:text-style-name="P14" draw:layer="layout" svg:x1="18.25cm" svg:y1="4.375cm" svg:x2="11.25cm" svg:y2="3cm" draw:start-shape="id1" draw:start-glue-point="3" draw:end-shape="id5" draw:end-glue-point="1" svg:d="M18250 4375h-3500v-1375h-3500" svg:viewBox="0 0 7001 1376">
          <text:p/>
        </draw:connector>
        <draw:connector draw:style-name="gr16" draw:text-style-name="P14" draw:layer="layout" svg:x1="18.25cm" svg:y1="11.25cm" svg:x2="11.25cm" svg:y2="6.125cm" draw:start-shape="id3" draw:start-glue-point="3" draw:end-shape="id6" draw:end-glue-point="1" svg:d="M18250 11250h-3500v-5125h-3500" svg:viewBox="0 0 7001 5126">
          <text:p/>
        </draw:connector>
        <draw:connector draw:style-name="gr17" draw:text-style-name="P14" draw:layer="layout" svg:x1="24.125cm" svg:y1="23.5cm" svg:x2="24.125cm" svg:y2="21.75cm" draw:start-shape="id7" draw:start-glue-point="0" draw:end-shape="id4" draw:end-glue-point="2" svg:d="M24125 23500v-1750" svg:viewBox="0 0 1 1751">
          <text:p/>
        </draw:connector>
        <draw:connector draw:style-name="gr18" draw:text-style-name="P14" draw:layer="layout" svg:x1="27.75cm" svg:y1="25.875cm" svg:x2="33.5cm" svg:y2="19.375cm" draw:start-shape="id7" draw:start-glue-point="1" draw:end-shape="id8" draw:end-glue-point="3" svg:d="M27750 25875h2875v-6500h2875" svg:viewBox="0 0 5751 6501">
          <text:p/>
        </draw:connector>
        <draw:connector draw:style-name="gr19" draw:text-style-name="P14" draw:layer="layout" svg:x1="37.125cm" svg:y1="23.5cm" svg:x2="37.125cm" svg:y2="21.75cm" draw:start-shape="id9" draw:start-glue-point="0" draw:end-shape="id8" draw:end-glue-point="2" svg:d="M37125 23500v-1750" svg:viewBox="0 0 1 1751">
          <text:p/>
        </draw:connector>
        <draw:connector draw:style-name="gr20" draw:text-style-name="P14" draw:layer="layout" svg:x1="20.5cm" svg:y1="25.875cm" svg:x2="13.875cm" svg:y2="21.75cm" draw:start-shape="id7" draw:start-glue-point="3" draw:end-shape="id10" draw:end-glue-point="2" svg:d="M20500 25875h-6625v-4125" svg:viewBox="0 0 6626 4126">
          <text:p/>
        </draw:connector>
        <draw:connector draw:style-name="gr21" draw:text-style-name="P14" draw:layer="layout" svg:x1="8.5cm" svg:y1="25.875cm" svg:x2="13.875cm" svg:y2="21.75cm" draw:start-shape="id11" draw:start-glue-point="1" draw:end-shape="id10" draw:end-glue-point="2" svg:d="M8500 25875h5375v-4125" svg:viewBox="0 0 5376 4126">
          <text:p/>
        </draw:connector>
        <draw:connector draw:style-name="gr22" draw:text-style-name="P14" draw:layer="layout" svg:x1="10.25cm" svg:y1="19.375cm" svg:x2="8.5cm" svg:y2="19.375cm" draw:start-shape="id10" draw:start-glue-point="3" draw:end-shape="id12" draw:end-glue-point="1" svg:d="M10250 19375h-1750" svg:viewBox="0 0 1751 1">
          <text:p/>
        </draw:connector>
        <draw:connector draw:style-name="gr22" draw:text-style-name="P14" draw:layer="layout" svg:x1="1.25cm" svg:y1="19.375cm" svg:x2="24.125cm" svg:y2="28.25cm" draw:start-shape="id12" draw:start-glue-point="3" draw:end-shape="id7" draw:end-glue-point="2" svg:d="M1250 19375h-501v9376h23376v-501" svg:viewBox="0 0 23377 9377">
          <text:p/>
        </draw:connector>
        <draw:connector draw:style-name="gr23" draw:text-style-name="P14" draw:layer="layout" svg:x1="4.875cm" svg:y1="23.5cm" svg:x2="4.875cm" svg:y2="21.75cm" draw:start-shape="id11" draw:start-glue-point="0" draw:end-shape="id12" draw:end-glue-point="2" svg:d="M4875 23500v-1750" svg:viewBox="0 0 1 17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dara" svg:font-family="Candar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29" draw:display-name="Extrémités de flèche 29" svg:viewBox="0 0 20 20" svg:d="M0 20l10-20 10 20z"/>
    <draw:marker draw:name="Extrémités_20_de_20_flèche_20_3" draw:display-name="Extrémités de flèche 3" svg:viewBox="0 0 20 20" svg:d="M0 20l10-20 10 20z"/>
    <draw:marker draw:name="Extrémités_20_de_20_flèche_20_30" draw:display-name="Extrémités de flèche 30" svg:viewBox="0 0 20 20" svg:d="M0 20l10-20 10 20z"/>
    <draw:marker draw:name="Extrémités_20_de_20_flèche_20_31" draw:display-name="Extrémités de flèche 31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16T21:32:56.765000000</meta:creation-date>
    <dc:date>2020-10-16T22:26:51.931000000</dc:date>
    <meta:editing-duration>PT2M3S</meta:editing-duration>
    <meta:editing-cycles>2</meta:editing-cycles>
    <meta:generator>LibreOffice/7.0.2.2$Windows_X86_64 LibreOffice_project/8349ace3c3162073abd90d81fd06dcfb6b36b994</meta:generator>
    <meta:document-statistic meta:object-count="26"/>
  </office:meta>
</office:document-meta>
</file>